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 style:list-style-name="L2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ctron build notes</text:p>
      <text:list xml:id="list864117890768389576" text:style-name="L1">
        <text:list-item>
          <text:p text:style-name="P2">.\node_modules\.bin\electron-rebuild –force</text:p>
          <text:list>
            <text:list-item>
              <text:p text:style-name="P2">used when packages can't be found</text:p>
            </text:list-item>
          </text:list>
        </text:list-item>
      </text:list>
      <text:list xml:id="list184531713456980213" text:style-name="L2">
        <text:list-item>
          <text:p text:style-name="P3">npm install require &lt;-- enables http requests</text:p>
        </text:list-item>
        <text:list-item>
          <text:p text:style-name="P3">npm install keyt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0S</meta:editing-duration>
    <meta:editing-cycles>4</meta:editing-cycles>
    <meta:generator>OpenOffice/4.1.5$Win32 OpenOffice.org_project/415m1$Build-9789</meta:generator>
    <dc:date>2018-10-25T22:49:13.72</dc:date>
    <meta:document-statistic meta:table-count="0" meta:image-count="0" meta:object-count="0" meta:page-count="1" meta:paragraph-count="5" meta:word-count="25" meta:character-count="163"/>
    <meta:user-defined meta:name="Info 1"/>
    <meta:user-defined meta:name="Info 2"/>
    <meta:user-defined meta:name="Info 3"/>
    <meta:user-defined meta:name="Info 4"/>
  </office:meta>
</office:document-meta>
</file>